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173cm" table:align="left"/>
    </style:style>
    <style:style style:name="Tableau1.A" style:family="table-column">
      <style:table-column-properties style:column-width="5.092cm"/>
    </style:style>
    <style:style style:name="Tableau1.B" style:family="table-column">
      <style:table-column-properties style:column-width="5.018cm"/>
    </style:style>
    <style:style style:name="Tableau1.C" style:family="table-column">
      <style:table-column-properties style:column-width="2.235cm"/>
    </style:style>
    <style:style style:name="Tableau1.D" style:family="table-column">
      <style:table-column-properties style:column-width="1.868cm"/>
    </style:style>
    <style:style style:name="Tableau1.E" style:family="table-column">
      <style:table-column-properties style:column-width="1.96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0.825cm" table:align="left"/>
    </style:style>
    <style:style style:name="Tableau2.A" style:family="table-column">
      <style:table-column-properties style:column-width="4.353cm"/>
    </style:style>
    <style:style style:name="Tableau2.B" style:family="table-column">
      <style:table-column-properties style:column-width="2.48cm"/>
    </style:style>
    <style:style style:name="Tableau2.C" style:family="table-column">
      <style:table-column-properties style:column-width="3.992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14c1e9" officeooo:paragraph-rsid="0014c1e9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Standard">
      <style:text-properties officeooo:rsid="0014c1e9" officeooo:paragraph-rsid="0014c1e9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text-properties fo:color="#c9211e" loext:opacity="100%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">
      <style:text-properties fo:color="#c9211e" loext:opacity="100%"/>
    </style:style>
    <style:style style:name="P24" style:family="paragraph" style:parent-style-name="Text_20_body" style:list-style-name="L5">
      <style:text-properties fo:color="#c9211e" loext:opacity="100%"/>
    </style:style>
    <style:style style:name="P25" style:family="paragraph" style:parent-style-name="Text_20_body" style:list-style-name="L2">
      <style:text-properties style:text-line-through-style="solid" style:text-line-through-type="single"/>
    </style:style>
    <style:style style:name="P26" style:family="paragraph" style:parent-style-name="Text_20_body" style:list-style-name="L3">
      <style:text-properties style:text-line-through-style="solid" style:text-line-through-type="single"/>
    </style:style>
    <style:style style:name="T1" style:family="text">
      <style:text-properties officeooo:rsid="00161b78"/>
    </style:style>
    <style:style style:name="T2" style:family="text">
      <style:text-properties fo:color="#c9211e" loext:opacity="100%"/>
    </style:style>
    <style:style style:name="T3" style:family="text">
      <style:text-properties style:text-line-through-style="solid" style:text-line-through-type="singl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✅ <text:span text:style-name="Strong_20_Emphasis">Plan optimal en 6 semaines (ou moins) – concret, efficace, réaliste</text:span></text:h>
      <text:h text:style-name="Heading_20_2" text:outline-level="2">🟩 <text:span text:style-name="Strong_20_Emphasis">1. Choisir un cas d’étude simple mais réaliste (2 jours max)</text:span></text:h>
      <text:p text:style-name="Text_20_body">Tu choisis <text:span text:style-name="Strong_20_Emphasis">UN seul phénomène écologique</text:span> où il existe <text:span text:style-name="Emphasis">déjà</text:span> beaucoup de données, pour éviter de perdre du temps.</text:p>
      <text:h text:style-name="Heading_20_3" text:outline-level="3">Je te propose 3 cas parfaits :</text:h>
      <text:h text:style-name="Heading_20_4" text:outline-level="4"><text:span text:style-name="Strong_20_Emphasis"><text:span text:style-name="T2">Option A — Biodiversité &amp; espèces protégées</text:span></text:span></text:h>
      <text:list text:style-name="L1">
        <text:list-item>
          <text:p text:style-name="P23">Données : GBIF (mondial, énorme, API facile), INPN, iNaturalist</text:p>
        </text:list-item>
        <text:list-item>
          <text:p text:style-name="P23">Objectifs : prédire la présence d’espèces, déterminer des zones sensibles, modèles mixtes (site / année)</text:p>
        </text:list-item>
      </text:list>
      <text:h text:style-name="Heading_20_4" text:outline-level="4"><text:span text:style-name="Strong_20_Emphasis"><text:span text:style-name="T3">Option B — Qualité de l’air &amp; pollution</text:span></text:span></text:h>
      <text:list text:style-name="L2">
        <text:list-item>
          <text:p text:style-name="P25">Données : OpenAQ (API, streaming possible), Atmo France (CSV), météo (ERA5 via API)</text:p>
        </text:list-item>
        <text:list-item>
          <text:p text:style-name="P25">Objectifs : prédire NO2/PM2.5, effets site/spatio-temporels → parfait pour mixed effect models</text:p>
        </text:list-item>
      </text:list>
      <text:h text:style-name="Heading_20_4" text:outline-level="4"><text:span text:style-name="Strong_20_Emphasis"><text:span text:style-name="T3">Option C — Déforestation / artificialisation</text:span></text:span></text:h>
      <text:list text:style-name="L3">
        <text:list-item>
          <text:p text:style-name="P26">Données : données satellites (Sentinel-2), GEE, Copernicus, BD TOPO</text:p>
        </text:list-item>
        <text:list-item>
          <text:p text:style-name="P26">Objectifs : classification d’occupation du sol, modèles spatio-temporels</text:p>
        </text:list-item>
      </text:list>
      <text:p text:style-name="Text_20_body">👉 <text:span text:style-name="Strong_20_Emphasis">Choisis l’option A si tu veux quelque chose de rapide et très formateur</text:span>.</text:p>
      <text:p text:style-name="Horizontal_20_Line"/>
      <text:h text:style-name="Heading_20_1" text:outline-level="1">🟩 <text:span text:style-name="Strong_20_Emphasis">2. Organiser les sources de données (traitement réel, volumineux)</text:span></text:h>
      <text:p text:style-name="Text_20_body">Tu imites une situation professionnelle :</text:p>
      <text:h text:style-name="Heading_20_3" text:outline-level="3">Exemple pour biodiversité :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Table_20_Heading">Source</text:p>
            </table:table-cell>
            <table:table-cell table:style-name="Tableau1.A1" office:value-type="string">
              <text:p text:style-name="Table_20_Heading">Type</text:p>
            </table:table-cell>
            <table:table-cell table:style-name="Tableau1.A1" office:value-type="string">
              <text:p text:style-name="Table_20_Heading">Format</text:p>
            </table:table-cell>
            <table:table-cell table:style-name="Tableau1.A1" office:value-type="string">
              <text:p text:style-name="Table_20_Heading">Volume</text:p>
            </table:table-cell>
            <table:table-cell table:style-name="Tableau1.A1" office:value-type="string">
              <text:p text:style-name="Table_20_Heading">Difficulté</text:p>
            </table:table-cell>
          </table:table-row>
        </table:table-header-rows>
        <table:table-row>
          <table:table-cell table:style-name="Tableau1.A1" office:value-type="string">
            <text:p text:style-name="P7">GBIF API</text:p>
          </table:table-cell>
          <table:table-cell table:style-name="Tableau1.A1" office:value-type="string">
            <text:p text:style-name="P7">données occurrence</text:p>
          </table:table-cell>
          <table:table-cell table:style-name="Tableau1.A1" office:value-type="string">
            <text:p text:style-name="P7">JSON, CSV</text:p>
          </table:table-cell>
          <table:table-cell table:style-name="Tableau1.A1" office:value-type="string">
            <text:p text:style-name="P7">très grand</text:p>
          </table:table-cell>
          <table:table-cell table:style-name="Tableau1.A1" office:value-type="string">
            <text:p text:style-name="P7">moyen</text:p>
          </table:table-cell>
        </table:table-row>
        <table:table-row>
          <table:table-cell table:style-name="Tableau1.A1" office:value-type="string">
            <text:p text:style-name="Table_20_Contents">INPN</text:p>
          </table:table-cell>
          <table:table-cell table:style-name="Tableau1.A1" office:value-type="string">
            <text:p text:style-name="Table_20_Contents">espèces protégées</text:p>
          </table:table-cell>
          <table:table-cell table:style-name="Tableau1.A1" office:value-type="string">
            <text:p text:style-name="Table_20_Contents">CSV</text:p>
          </table:table-cell>
          <table:table-cell table:style-name="Tableau1.A1" office:value-type="string">
            <text:p text:style-name="Table_20_Contents">moyen</text:p>
          </table:table-cell>
          <table:table-cell table:style-name="Tableau1.A1" office:value-type="string">
            <text:p text:style-name="Table_20_Contents">facile</text:p>
          </table:table-cell>
        </table:table-row>
        <table:table-row>
          <table:table-cell table:style-name="Tableau1.A1" office:value-type="string">
            <text:p text:style-name="Table_20_Contents">Météo (ERA5, Open-Meteo)</text:p>
          </table:table-cell>
          <table:table-cell table:style-name="Tableau1.A1" office:value-type="string">
            <text:p text:style-name="Table_20_Contents">variables environnementales</text:p>
          </table:table-cell>
          <table:table-cell table:style-name="Tableau1.A1" office:value-type="string">
            <text:p text:style-name="Table_20_Contents">NetCDF</text:p>
          </table:table-cell>
          <table:table-cell table:style-name="Tableau1.A1" office:value-type="string">
            <text:p text:style-name="Table_20_Contents">gros</text:p>
          </table:table-cell>
          <table:table-cell table:style-name="Tableau1.A1" office:value-type="string">
            <text:p text:style-name="Table_20_Contents">moyen</text:p>
          </table:table-cell>
        </table:table-row>
        <table:table-row>
          <table:table-cell table:style-name="Tableau1.A1" office:value-type="string">
            <text:p text:style-name="Table_20_Contents">IGN landcover</text:p>
          </table:table-cell>
          <table:table-cell table:style-name="Tableau1.A1" office:value-type="string">
            <text:p text:style-name="Table_20_Contents">raster</text:p>
          </table:table-cell>
          <table:table-cell table:style-name="Tableau1.A1" office:value-type="string">
            <text:p text:style-name="Table_20_Contents">gros</text:p>
          </table:table-cell>
          <table:table-cell table:style-name="Tableau1.A1" office:value-type="string">
            <text:p text:style-name="Table_20_Contents">difficile</text:p>
          </table:table-cell>
          <table:table-cell table:style-name="Tableau1.A1" office:value-type="string">
            <text:p text:style-name="P6"/>
          </table:table-cell>
        </table:table-row>
      </table:table>
      <text:p text:style-name="Text_20_body">Tu vas déjà apprendre à :</text:p>
      <text:list text:style-name="L4">
        <text:list-item>
          <text:p text:style-name="P8"><text:soft-page-break/>faire des requêtes API</text:p>
        </text:list-item>
        <text:list-item>
          <text:p text:style-name="P8">gérer un flux <text:span text:style-name="Strong_20_Emphasis">hétérogène</text:span> (CSV, JSON, raster, NetCDF)</text:p>
        </text:list-item>
        <text:list-item>
          <text:p text:style-name="P8">stocker dans un même format interne</text:p>
        </text:list-item>
      </text:list>
      <text:p text:style-name="Horizontal_20_Line"/>
      <text:h text:style-name="Heading_20_1" text:outline-level="1">🟩 <text:span text:style-name="Strong_20_Emphasis">3. Créer un pipeline ETL simple mais modulaire (la clé pour apprendre vite)</text:span></text:h>
      <text:p text:style-name="Text_20_body">👉 Tu n’as pas besoin de Spark <text:span text:style-name="Strong_20_Emphasis">sauf si les données deviennent vraiment très grandes</text:span>.<text:line-break/>👉 Utilise <text:span text:style-name="Strong_20_Emphasis">PySpark seulement pour la partie “nettoyage massif”</text:span>.</text:p>
      <text:h text:style-name="Heading_20_3" text:outline-level="3">Structure idéale</text:h>
      <text:p text:style-name="P2"><text:span text:style-name="Source_20_Text">project/</text:span></text:p>
      <text:p text:style-name="P3"><text:span text:style-name="Source_20_Text"><text:s/>├── data_raw/</text:span></text:p>
      <text:p text:style-name="P3"><text:span text:style-name="Source_20_Text"><text:s/>├── data_clean/</text:span></text:p>
      <text:p text:style-name="P3"><text:span text:style-name="Source_20_Text"><text:s/>├── src/</text:span></text:p>
      <text:p text:style-name="P3"><text:span text:style-name="Source_20_Text"><text:s/>│ <text:s text:c="3"/>├── extract/</text:span></text:p>
      <text:p text:style-name="P3"><text:span text:style-name="Source_20_Text"><text:s/>│ <text:s text:c="3"/>├── transform/</text:span></text:p>
      <text:p text:style-name="P3"><text:span text:style-name="Source_20_Text"><text:s/>│ <text:s text:c="3"/>├── load/</text:span></text:p>
      <text:p text:style-name="P3"><text:span text:style-name="Source_20_Text"><text:s/>│ <text:s text:c="3"/>└── utils/</text:span></text:p>
      <text:p text:style-name="P3"><text:span text:style-name="Source_20_Text"><text:s/>├── notebooks/</text:span></text:p>
      <text:p text:style-name="P4"><text:span text:style-name="Source_20_Text"><text:s/>└── config/</text:span></text:p>
      <text:h text:style-name="Heading_20_3" text:outline-level="3">Étapes ETL que tu vas implémenter :</text:h>
      <text:h text:style-name="Heading_20_4" text:outline-level="4"><text:span text:style-name="Strong_20_Emphasis">EXTRACT</text:span></text:h>
      <text:list text:style-name="L5">
        <text:list-item>
          <text:p text:style-name="P9">appel API (GBIF)</text:p>
        </text:list-item>
        <text:list-item>
          <text:p text:style-name="P24">lecture CSV massifs (1–10 Go)</text:p>
        </text:list-item>
        <text:list-item>
          <text:p text:style-name="P9">lecture météo NetCDF</text:p>
        </text:list-item>
      </text:list>
      <text:h text:style-name="Heading_20_4" text:outline-level="4"><text:span text:style-name="Strong_20_Emphasis">TRANSFORM</text:span></text:h>
      <text:list text:style-name="L6">
        <text:list-item>
          <text:p text:style-name="P10">nettoyage (doublons, valeurs manquantes, erreurs de coordonnées)</text:p>
        </text:list-item>
        <text:list-item>
          <text:p text:style-name="P10">conversion formats</text:p>
        </text:list-item>
        <text:list-item>
          <text:p text:style-name="P10">ajout de features (météo, altitude)</text:p>
        </text:list-item>
      </text:list>
      <text:h text:style-name="Heading_20_4" text:outline-level="4"><text:span text:style-name="Strong_20_Emphasis">LOAD</text:span></text:h>
      <text:list text:style-name="L7">
        <text:list-item>
          <text:p text:style-name="P11">stockage dans un format performant (Parquet ou Feather)</text:p>
        </text:list-item>
        <text:list-item>
          <text:p text:style-name="P11">éventuel entrepôt local (DuckDB → parfait et ultra rapide)</text:p>
        </text:list-item>
      </text:list>
      <text:p text:style-name="Text_20_body">👉 <text:span text:style-name="Strong_20_Emphasis">ETL = 50% de l’apprentissage réel d’un data scientist</text:span><text:line-break/>C’est là que tu progresses le plus.</text:p>
      <text:p text:style-name="Horizontal_20_Line"/>
      <text:h text:style-name="Heading_20_1" text:outline-level="1"><text:soft-page-break/>🟩 <text:span text:style-name="Strong_20_Emphasis">4. Construire un pipeline automatisé (TON gros gain pédagogique)</text:span></text:h>
      <text:p text:style-name="Text_20_body">Tu vas apprendre :</text:p>
      <text:list text:style-name="L8">
        <text:list-item>
          <text:p text:style-name="P12">gestion de dépendances</text:p>
        </text:list-item>
        <text:list-item>
          <text:p text:style-name="P12">orchestration</text:p>
        </text:list-item>
        <text:list-item>
          <text:p text:style-name="P12">optimisation I/O</text:p>
        </text:list-item>
        <text:list-item>
          <text:p text:style-name="P12">découpage modulaire</text:p>
        </text:list-item>
      </text:list>
      <text:h text:style-name="Heading_20_3" text:outline-level="3">Outils parfaits pour toi</text:h>
      <text:p text:style-name="Text_20_body">⭐ <text:span text:style-name="Strong_20_Emphasis">Prefect</text:span> (simple, moderne)<text:line-break/>⭐ ou <text:span text:style-name="Strong_20_Emphasis">Luigi</text:span> (plus académique)<text:line-break/>⭐ ou <text:span text:style-name="Strong_20_Emphasis">SnakeMake</text:span> (si tu fais aussi du R)</text:p>
      <text:p text:style-name="Text_20_body">Tu crées :</text:p>
      <text:list text:style-name="L9">
        <text:list-item>
          <text:p text:style-name="P13">un <text:span text:style-name="Emphasis">flow extract</text:span></text:p>
        </text:list-item>
        <text:list-item>
          <text:p text:style-name="P13">un <text:span text:style-name="Emphasis">flow transform</text:span></text:p>
        </text:list-item>
        <text:list-item>
          <text:p text:style-name="P13">un <text:span text:style-name="Emphasis">flow load</text:span></text:p>
        </text:list-item>
        <text:list-item>
          <text:p text:style-name="P13">un <text:span text:style-name="Emphasis">flow training ML</text:span></text:p>
        </text:list-item>
      </text:list>
      <text:p text:style-name="Text_20_body">Le pipeline tourne automatiquement → expérience professionnelle garantie.</text:p>
      <text:p text:style-name="Horizontal_20_Line"/>
      <text:h text:style-name="Heading_20_1" text:outline-level="1">🟩 <text:span text:style-name="Strong_20_Emphasis">5. Machine Learning + Mixed Effects Models (R + Python)</text:span></text:h>
      <text:p text:style-name="Text_20_body">Tu te construis un workflow hybride (comme en R&amp;D) :</text:p>
      <text:h text:style-name="Heading_20_3" text:outline-level="3">✔️ ML</text:h>
      <text:p text:style-name="Text_20_body">Pour prédire par exemple : <text:span text:style-name="Emphasis">probabilité de présence d’une espèce</text:span></text:p>
      <text:list text:style-name="L10">
        <text:list-item>
          <text:p text:style-name="P14">Random Forest</text:p>
        </text:list-item>
        <text:list-item>
          <text:p text:style-name="P14">Gradient Boosting</text:p>
        </text:list-item>
        <text:list-item>
          <text:p text:style-name="P14">XGBoost / CatBoost</text:p>
        </text:list-item>
        <text:list-item>
          <text:p text:style-name="P14">Réseau de neurones simple</text:p>
        </text:list-item>
      </text:list>
      <text:h text:style-name="Heading_20_3" text:outline-level="3">✔️ Modèles mixtes (R)</text:h>
      <text:p text:style-name="Text_20_body">Tu peux modéliser :</text:p>
      <text:list text:style-name="L11">
        <text:list-item>
          <text:p text:style-name="P15"><text:span text:style-name="T2">random effects par </text:span><text:span text:style-name="Strong_20_Emphasis"><text:span text:style-name="T2">site</text:span></text:span></text:p>
        </text:list-item>
        <text:list-item>
          <text:p text:style-name="P15"><text:soft-page-break/>random slope par <text:span text:style-name="Strong_20_Emphasis">année</text:span></text:p>
        </text:list-item>
        <text:list-item>
          <text:p text:style-name="P15">random intercept pour <text:span text:style-name="Strong_20_Emphasis">habitat</text:span></text:p>
        </text:list-item>
      </text:list>
      <text:p text:style-name="Text_20_body">Packages :</text:p>
      <text:list text:style-name="L12">
        <text:list-item>
          <text:p text:style-name="P16"><text:span text:style-name="Source_20_Text">lme4</text:span></text:p>
        </text:list-item>
        <text:list-item>
          <text:p text:style-name="P16"><text:span text:style-name="Source_20_Text">glmmTMB</text:span> (indispensable en écologie)</text:p>
        </text:list-item>
        <text:list-item>
          <text:p text:style-name="P16"><text:span text:style-name="Source_20_Text">mgcv</text:span> (GAM + effets random)</text:p>
        </text:list-item>
      </text:list>
      <text:h text:style-name="Heading_20_3" text:outline-level="3">➜ Objectif final</text:h>
      <text:p text:style-name="Text_20_body">Comparer :</text:p>
      <text:list text:style-name="L13">
        <text:list-item>
          <text:p text:style-name="P17">modèle ML pur</text:p>
        </text:list-item>
        <text:list-item>
          <text:p text:style-name="P17">modèle écologie statistique pur (mixed effects)</text:p>
        </text:list-item>
        <text:list-item>
          <text:p text:style-name="P17">modèle hybride (features provenant d’un modèle ML)</text:p>
        </text:list-item>
      </text:list>
      <text:p text:style-name="Text_20_body"><text:span text:style-name="Strong_20_Emphasis">Tu apprendras énormément</text:span> car tu verras les forces/faiblesses des deux approches.</text:p>
      <text:p text:style-name="Horizontal_20_Line"/>
      <text:h text:style-name="Heading_20_1" text:outline-level="1">🟩 <text:span text:style-name="Strong_20_Emphasis">6. Produire un rapport professionnel (vraiment comme au travail)</text:span></text:h>
      <text:p text:style-name="Text_20_body">Tu écris un rapport structuré :</text:p>
      <text:h text:style-name="Heading_20_3" text:outline-level="3">Sections</text:h>
      <text:list text:style-name="L14">
        <text:list-item>
          <text:p text:style-name="P18">Contexte écologique</text:p>
        </text:list-item>
        <text:list-item>
          <text:p text:style-name="P18">Sources de données + schéma ETL</text:p>
        </text:list-item>
        <text:list-item>
          <text:p text:style-name="P18">Qualité des données (issues, corrections)</text:p>
        </text:list-item>
        <text:list-item>
          <text:p text:style-name="P18">Pipeline complet</text:p>
        </text:list-item>
        <text:list-item>
          <text:p text:style-name="P18">ML : résultats</text:p>
        </text:list-item>
        <text:list-item>
          <text:p text:style-name="P18">Modèles mixtes : interprétation écologique</text:p>
        </text:list-item>
        <text:list-item>
          <text:p text:style-name="P18">Conclusion + limites + perspectives</text:p>
        </text:list-item>
      </text:list>
      <text:h text:style-name="Heading_20_3" text:outline-level="3">Bonus</text:h>
      <text:list text:style-name="L15">
        <text:list-item>
          <text:p text:style-name="P19">un dashboard (Streamlit)</text:p>
        </text:list-item>
        <text:list-item>
          <text:p text:style-name="P19">un script d’orchestration</text:p>
        </text:list-item>
        <text:list-item>
          <text:p text:style-name="P19">une doc API interne</text:p>
        </text:list-item>
        <text:list-item>
          <text:p text:style-name="P19">une architecture claire</text:p>
        </text:list-item>
      </text:list>
      <text:p text:style-name="Text_20_body">Ça devient une <text:span text:style-name="Strong_20_Emphasis">pièce maîtresse de ton portfolio</text:span>.</text:p>
      <text:p text:style-name="Horizontal_20_Line"><text:soft-page-break/></text:p>
      <text:h text:style-name="Heading_20_1" text:outline-level="1">🟦 <text:span text:style-name="Strong_20_Emphasis">Synthèse — la meilleure stratégie temps/apprentissage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Etape</text:p>
            </table:table-cell>
            <table:table-cell table:style-name="Tableau2.A1" office:value-type="string">
              <text:p text:style-name="Table_20_Heading">Temps</text:p>
            </table:table-cell>
            <table:table-cell table:style-name="Tableau2.A1" office:value-type="string">
              <text:p text:style-name="Table_20_Heading">Apprentissage</text:p>
            </table:table-cell>
          </table:table-row>
        </table:table-header-rows>
        <table:table-row>
          <table:table-cell table:style-name="Tableau2.A1" office:value-type="string">
            <text:p text:style-name="Table_20_Contents">Choix du cas</text:p>
          </table:table-cell>
          <table:table-cell table:style-name="Tableau2.A1" office:value-type="string">
            <text:p text:style-name="Table_20_Contents">1–2 jours</text:p>
          </table:table-cell>
          <table:table-cell table:style-name="Tableau2.A1" office:value-type="string">
            <text:p text:style-name="Table_20_Contents">cadrage</text:p>
          </table:table-cell>
        </table:table-row>
        <table:table-row>
          <table:table-cell table:style-name="Tableau2.A1" office:value-type="string">
            <text:p text:style-name="Table_20_Contents">Collecte &amp; ETL</text:p>
          </table:table-cell>
          <table:table-cell table:style-name="Tableau2.A1" office:value-type="string">
            <text:p text:style-name="Table_20_Contents">1–2 semaines</text:p>
          </table:table-cell>
          <table:table-cell table:style-name="Tableau2.A1" office:value-type="string">
            <text:p text:style-name="Table_20_Contents">60% des skills pro</text:p>
          </table:table-cell>
        </table:table-row>
        <table:table-row>
          <table:table-cell table:style-name="Tableau2.A1" office:value-type="string">
            <text:p text:style-name="Table_20_Contents">Pipeline &amp; orchestration</text:p>
          </table:table-cell>
          <table:table-cell table:style-name="Tableau2.A1" office:value-type="string">
            <text:p text:style-name="Table_20_Contents">1 semaine</text:p>
          </table:table-cell>
          <table:table-cell table:style-name="Tableau2.A1" office:value-type="string">
            <text:p text:style-name="Table_20_Contents">architecture</text:p>
          </table:table-cell>
        </table:table-row>
        <table:table-row>
          <table:table-cell table:style-name="Tableau2.A1" office:value-type="string">
            <text:p text:style-name="Table_20_Contents">ML</text:p>
          </table:table-cell>
          <table:table-cell table:style-name="Tableau2.A1" office:value-type="string">
            <text:p text:style-name="Table_20_Contents">1 semaine</text:p>
          </table:table-cell>
          <table:table-cell table:style-name="Tableau2.A1" office:value-type="string">
            <text:p text:style-name="Table_20_Contents">compétences DS</text:p>
          </table:table-cell>
        </table:table-row>
        <table:table-row>
          <table:table-cell table:style-name="Tableau2.A1" office:value-type="string">
            <text:p text:style-name="Table_20_Contents">Modèles mixtes</text:p>
          </table:table-cell>
          <table:table-cell table:style-name="Tableau2.A1" office:value-type="string">
            <text:p text:style-name="Table_20_Contents">1 semaine</text:p>
          </table:table-cell>
          <table:table-cell table:style-name="Tableau2.A1" office:value-type="string">
            <text:p text:style-name="Table_20_Contents">compétences écologie</text:p>
          </table:table-cell>
        </table:table-row>
        <table:table-row>
          <table:table-cell table:style-name="Tableau2.A1" office:value-type="string">
            <text:p text:style-name="Table_20_Contents">Rapport &amp; dashboard</text:p>
          </table:table-cell>
          <table:table-cell table:style-name="Tableau2.A1" office:value-type="string">
            <text:p text:style-name="Table_20_Contents">3–5 jours</text:p>
          </table:table-cell>
          <table:table-cell table:style-name="Tableau2.A1" office:value-type="string">
            <text:p text:style-name="Table_20_Contents">valorisation</text:p>
          </table:table-cell>
        </table:table-row>
      </table:table>
      <text:p text:style-name="Text_20_body">Total ≈ <text:span text:style-name="Strong_20_Emphasis">6 semaines</text:span> avec un résultat <text:span text:style-name="Strong_20_Emphasis">professionnel</text:span>, <text:span text:style-name="Strong_20_Emphasis">réutilisable</text:span>, <text:span text:style-name="Strong_20_Emphasis">présentable à un recruteur</text:span>, et formateur.</text:p>
      <text:p text:style-name="Standard"/>
      <text:p text:style-name="Standard"/>
      <text:p text:style-name="Standard"/>
      <text:p text:style-name="Standard"/>
      <text:p text:style-name="Title">II) Solution retenue</text:p>
      <text:p text:style-name="P5"/>
      <text:h text:style-name="P1" text:outline-level="2">✅ Recommandation pour ton projet</text:h>
      <text:p text:style-name="Text_20_body">Pour un projet scientifique formateur sous Windows avec :</text:p>
      <text:list text:style-name="L16">
        <text:list-item>
          <text:p text:style-name="P20"><text:span text:style-name="Strong_20_Emphasis">données écologiques volumineuses</text:span></text:p>
        </text:list-item>
        <text:list-item>
          <text:p text:style-name="P20"><text:span text:style-name="Strong_20_Emphasis">pipelines ETL</text:span></text:p>
        </text:list-item>
        <text:list-item>
          <text:p text:style-name="P20"><text:span text:style-name="Strong_20_Emphasis">ML + modèles mixtes</text:span></text:p>
        </text:list-item>
        <text:list-item>
          <text:p text:style-name="P20"><text:span text:style-name="Strong_20_Emphasis">reproductibilité</text:span></text:p>
        </text:list-item>
      </text:list>
      <text:p text:style-name="Text_20_body">La meilleure combinaison serait :</text:p>
      <text:list text:style-name="L17">
        <text:list-item>
          <text:p text:style-name="P21"><text:span text:style-name="Strong_20_Emphasis">WSL2</text:span> pour Snakemake et environnements Linux-like</text:p>
        </text:list-item>
        <text:list-item>
          <text:p text:style-name="P21"><text:span text:style-name="Strong_20_Emphasis">R + Python</text:span> dans Conda environnements</text:p>
        </text:list-item>
        <text:list-item>
          <text:p text:style-name="P21"><text:span text:style-name="Strong_20_Emphasis">Dask</text:span> pour paralléliser les calculs</text:p>
        </text:list-item>
        <text:list-item>
          <text:p text:style-name="P21"><text:span text:style-name="Strong_20_Emphasis">Snakemake</text:span> pour orchestrer l’ensemble (dépendances + fichiers + pipelines)</text:p>
        </text:list-item>
        <text:list-item>
          <text:p text:style-name="P21">Eventuellement <text:span text:style-name="Strong_20_Emphasis">Airflow</text:span> seulement si tu veux mettre ton workflow en production, pas pour la recherche.</text:p>
        </text:list-item>
      </text:list>
      <text:h text:style-name="P1" text:outline-level="2"><text:soft-page-break/><text:span text:style-name="Strong_20_Emphasis"><text:span text:style-name="T1">III)</text:span></text:span><text:span text:style-name="Strong_20_Emphasis"> Bonnes pratiques pour gagner du temps et optimiser l’apprentissage</text:span></text:h>
      <text:list text:style-name="L18">
        <text:list-item>
          <text:p text:style-name="P22"><text:span text:style-name="Strong_20_Emphasis">Tout versionner</text:span> : scripts, config.yaml, Snakemake rules</text:p>
        </text:list-item>
        <text:list-item>
          <text:p text:style-name="P22"><text:span text:style-name="Strong_20_Emphasis">Commencer petit</text:span> : ETL sur échantillon avant gros dataset</text:p>
        </text:list-item>
        <text:list-item>
          <text:p text:style-name="P22"><text:span text:style-name="Strong_20_Emphasis">Test des modèles en mémoire</text:span> : Dask permet scaler quand c’est prêt</text:p>
        </text:list-item>
        <text:list-item>
          <text:p text:style-name="P22"><text:span text:style-name="Strong_20_Emphasis">Isoler Python et R</text:span> dans Conda → évite conflits</text:p>
        </text:list-item>
        <text:list-item>
          <text:p text:style-name="P22"><text:span text:style-name="Strong_20_Emphasis">Documentation</text:span> : noter chaque transformation, chaque source de données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6T01:19:30.367000000</meta:creation-date>
    <dc:date>2025-12-08T15:08:04.373000000</dc:date>
    <meta:editing-duration>P2DT13H38M6S</meta:editing-duration>
    <meta:editing-cycles>5</meta:editing-cycles>
    <meta:generator>LibreOffice/24.2.5.2$Windows_X86_64 LibreOffice_project/bffef4ea93e59bebbeaf7f431bb02b1a39ee8a59</meta:generator>
    <meta:document-statistic meta:table-count="2" meta:image-count="0" meta:object-count="0" meta:page-count="6" meta:paragraph-count="166" meta:word-count="857" meta:character-count="5145" meta:non-whitespace-character-count="4495"/>
  </office:meta>
</office:document-meta>
</file>